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19.028cm" fo:padding-top="0.04cm" fo:padding-bottom="0.14cm" fo:padding-left="0.34cm" fo:padding-right="0.34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b3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ff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205cm" draw:marker-end="Arrow" draw:marker-end-width="0.255cm" draw:stroke-linejoin="none" svg:stroke-linecap="butt" draw:fill="solid" draw:fill-color="#ffffff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9.028cm" fo:padding-top="0.04cm" fo:padding-bottom="0.14cm" fo:padding-left="0.34cm" fo:padding-right="0.34cm"/>
    </style:style>
    <style:style style:name="gr10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b3ff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1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1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style:font-name="Liberation Mono2" fo:font-size="18pt" style:font-size-asian="18pt" style:font-size-complex="18pt"/>
    </style:style>
    <style:style style:name="P3" style:family="paragraph">
      <loext:graphic-properties draw:fill="solid" draw:fill-color="#b3b3ff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3ffb3"/>
      <style:paragraph-properties fo:text-align="center"/>
    </style:style>
    <style:style style:name="P6" style:family="paragraph">
      <loext:graphic-properties draw:fill="solid" draw:fill-color="#ffffb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191980" fo:font-size="18pt" fo:font-weight="bold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  <style:text-properties fo:color="#801919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0f4d0f" fo:font-size="18pt" fo:font-weight="bold" style:font-size-asian="18pt" style:font-size-complex="18pt"/>
    </style:style>
    <style:style style:name="T1" style:family="text">
      <style:text-properties fo:color="#808080" style:font-name="Liberation Sans3" fo:font-size="36pt" fo:font-weight="bold" style:font-size-asian="18pt" style:font-size-complex="18pt"/>
    </style:style>
    <style:style style:name="T2" style:family="text">
      <style:text-properties fo:color="#808080" style:font-name="Liberation Sans3" fo:font-size="40pt" fo:font-weight="bold" style:font-size-asian="18pt" style:font-size-complex="18pt"/>
    </style:style>
    <style:style style:name="T3" style:family="text">
      <style:text-properties fo:color="#191980" fo:font-size="18pt" fo:font-weight="bold" style:font-size-asian="18pt" style:font-size-complex="18pt"/>
    </style:style>
    <style:style style:name="T4" style:family="text">
      <style:text-properties fo:color="#801919" fo:font-size="18pt" fo:font-weight="bold" style:font-size-asian="18pt" style:font-size-complex="18pt"/>
    </style:style>
    <style:style style:name="T5" style:family="text">
      <style:text-properties fo:color="#0f4d0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18cm" svg:x="20.62cm" svg:y="0.09cm">
          <text:p text:style-name="P1"><text:span text:style-name="T1">Control Flow Grap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30.92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1cm" svg:height="1cm" svg:x="32.77cm" svg:y="4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34.92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1.4cm" svg:height="1.4cm" svg:x="24.92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30.92cm" svg:y="14.39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8.92cm" svg:y="8.39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4.82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2.92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26.92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4.92cm" svg:y="4.39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29.97cm" svg:y1="5.44cm" svg:x2="31.27cm" svg:y2="6.74cm">
          <text:p/>
        </draw:line>
        <draw:custom-shape draw:style-name="gr7" draw:text-style-name="P8" draw:layer="layout" svg:width="1cm" svg:height="0.8cm" svg:x="30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3.97cm" svg:y1="5.44cm" svg:x2="35.27cm" svg:y2="6.74cm">
          <text:p/>
        </draw:line>
        <draw:custom-shape draw:style-name="gr7" draw:text-style-name="P8" draw:layer="layout" svg:width="1cm" svg:height="0.8cm" svg:x="34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97cm" svg:y1="11.44cm" svg:x2="25.27cm" svg:y2="12.74cm">
          <text:p/>
        </draw:line>
        <draw:custom-shape draw:style-name="gr7" draw:text-style-name="P8" draw:layer="layout" svg:width="1cm" svg:height="0.8cm" svg:x="24.12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16.74cm" svg:x2="39.27cm" svg:y2="15.44cm">
          <text:p/>
        </draw:line>
        <draw:custom-shape draw:style-name="gr7" draw:text-style-name="P8" draw:layer="layout" svg:width="1cm" svg:height="0.8cm" svg:x="38.12cm" svg:y="15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5.97cm" svg:y1="10.74cm" svg:x2="37.27cm" svg:y2="9.44cm">
          <text:p/>
        </draw:line>
        <draw:custom-shape draw:style-name="gr7" draw:text-style-name="P8" draw:layer="layout" svg:width="1cm" svg:height="0.8cm" svg:x="36.12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8.74cm" svg:x2="39.27cm" svg:y2="3.44cm">
          <text:p/>
        </draw:line>
        <draw:custom-shape draw:style-name="gr7" draw:text-style-name="P8" draw:layer="layout" svg:width="1cm" svg:height="0.8cm" svg:x="38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97cm" svg:y1="6.74cm" svg:x2="33.27cm" svg:y2="5.44cm">
          <text:p/>
        </draw:line>
        <draw:custom-shape draw:style-name="gr7" draw:text-style-name="P8" draw:layer="layout" svg:width="1cm" svg:height="0.8cm" svg:x="32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27cm" svg:y1="11.44cm" svg:x2="29.97cm" svg:y2="12.74cm">
          <text:p/>
        </draw:line>
        <draw:custom-shape draw:style-name="gr7" draw:text-style-name="P8" draw:layer="layout" svg:width="1cm" svg:height="0.8cm" svg:x="30.12cm" svg:y="11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62cm" svg:y1="7.79cm" svg:x2="23.62cm" svg:y2="10.39cm">
          <text:p/>
        </draw:line>
        <draw:line draw:style-name="gr6" draw:text-style-name="P7" draw:layer="layout" svg:x1="31.62cm" svg:y1="7.79cm" svg:x2="31.62cm" svg:y2="10.39cm">
          <text:p/>
        </draw:line>
        <draw:custom-shape draw:style-name="gr7" draw:text-style-name="P8" draw:layer="layout" svg:width="1cm" svg:height="0.8cm" svg:x="23.12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1.12cm" svg:y="8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6.32cm" svg:y1="13.09cm" svg:x2="28.92cm" svg:y2="13.09cm">
          <text:p/>
        </draw:line>
        <draw:custom-shape draw:style-name="gr7" draw:text-style-name="P8" draw:layer="layout" svg:width="1cm" svg:height="0.8cm" svg:x="27.12cm" svg:y="12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97cm" svg:y1="3.44cm" svg:x2="23.27cm" svg:y2="6.74cm">
          <text:p/>
        </draw:line>
        <draw:custom-shape draw:style-name="gr7" draw:text-style-name="P8" draw:layer="layout" svg:width="1cm" svg:height="0.8cm" svg:x="22.12cm" svg:y="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8.92cm" svg:y1="3.09cm" svg:x2="22.32cm" svg:y2="3.09cm">
          <text:p/>
        </draw:line>
        <draw:custom-shape draw:style-name="gr7" draw:text-style-name="P8" draw:layer="layout" svg:width="1cm" svg:height="0.8cm" svg:x="30.12cm" svg:y="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9.27cm" svg:y1="14.74cm" svg:x2="35.97cm" svg:y2="11.44cm">
          <text:p/>
        </draw:line>
        <draw:custom-shape draw:style-name="gr7" draw:text-style-name="P8" draw:layer="layout" svg:width="1cm" svg:height="0.8cm" svg:x="37.12cm" svg:y="1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32cm" svg:y1="17.09cm" svg:x2="36.92cm" svg:y2="17.09cm">
          <text:p/>
        </draw:line>
        <draw:custom-shape draw:style-name="gr7" draw:text-style-name="P8" draw:layer="layout" svg:width="1cm" svg:height="0.8cm" svg:x="29.12cm" svg:y="16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9.27cm" svg:y1="13.44cm" svg:x2="21.97cm" svg:y2="16.74cm">
          <text:p/>
        </draw:line>
        <draw:custom-shape draw:style-name="gr7" draw:text-style-name="P8" draw:layer="layout" svg:width="1cm" svg:height="0.8cm" svg:x="25.12cm" svg:y="1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draw:line-skew="0.451cm" svg:x1="25.62cm" svg:y1="12.39cm" svg:x2="33.27cm" svg:y2="4.74cm" draw:start-shape="id1" draw:start-glue-point="4" draw:end-shape="id2" draw:end-glue-point="4" svg:d="M25620 12390c0-11550 7650-7725 7650-7650" svg:viewBox="0 0 7651 8317">
          <text:p/>
        </draw:connector>
        <draw:custom-shape draw:style-name="gr7" draw:text-style-name="P8" draw:layer="layout" svg:width="1cm" svg:height="0.8cm" svg:x="27.22cm" svg:y="4.1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28.92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0.92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2.92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4.92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8.92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0cm" svg:height="18cm" svg:x="0.09cm" svg:y="0.09cm">
          <text:p text:style-name="P1"><text:span text:style-name="T1">Data Flow Grap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10.39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0.39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4.39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8.39cm" svg:y="8.39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6.39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1.44cm" svg:y1="3.44cm" svg:x2="1.44cm" svg:y2="16.74cm">
          <text:p/>
        </draw:line>
        <draw:line draw:style-name="gr6" draw:text-style-name="P7" draw:layer="layout" svg:x1="0.74cm" svg:y1="16.74cm" svg:x2="0.74cm" svg:y2="3.44cm">
          <text:p/>
        </draw:line>
        <draw:line draw:style-name="gr6" draw:text-style-name="P7" draw:layer="layout" svg:x1="18.74cm" svg:y1="2.74cm" svg:x2="1.44cm" svg:y2="2.74cm">
          <text:p/>
        </draw:line>
        <draw:line draw:style-name="gr6" draw:text-style-name="P7" draw:layer="layout" svg:x1="1.79cm" svg:y1="3.09cm" svg:x2="13.09cm" svg:y2="4.39cm">
          <text:p/>
        </draw:line>
        <draw:line draw:style-name="gr6" draw:text-style-name="P7" draw:layer="layout" svg:x1="10.74cm" svg:y1="15.44cm" svg:x2="1.79cm" svg:y2="17.09cm">
          <text:p/>
        </draw:line>
        <draw:line draw:style-name="gr6" draw:text-style-name="P7" draw:layer="layout" svg:x1="11.44cm" svg:y1="14.74cm" svg:x2="13.09cm" svg:y2="5.79cm">
          <text:p/>
        </draw:line>
        <draw:line draw:style-name="gr6" draw:text-style-name="P7" draw:layer="layout" svg:x1="13.44cm" svg:y1="5.44cm" svg:x2="14.74cm" svg:y2="6.74cm">
          <text:p/>
        </draw:line>
        <draw:line draw:style-name="gr6" draw:text-style-name="P7" draw:layer="layout" svg:x1="17.44cm" svg:y1="16.74cm" svg:x2="18.74cm" svg:y2="15.44cm">
          <text:p/>
        </draw:line>
        <draw:line draw:style-name="gr6" draw:text-style-name="P7" draw:layer="layout" svg:x1="15.44cm" svg:y1="15.44cm" svg:x2="16.74cm" svg:y2="16.74cm">
          <text:p/>
        </draw:line>
        <draw:line draw:style-name="gr6" draw:text-style-name="P7" draw:layer="layout" svg:x1="17.44cm" svg:y1="8.74cm" svg:x2="18.74cm" svg:y2="3.44cm">
          <text:p/>
        </draw:line>
        <draw:line draw:style-name="gr6" draw:text-style-name="P7" draw:layer="layout" svg:x1="19.09cm" svg:y1="14.39cm" svg:x2="19.09cm" svg:y2="3.79cm">
          <text:p/>
        </draw:line>
        <draw:line draw:style-name="gr6" draw:text-style-name="P7" draw:layer="layout" svg:x1="15.44cm" svg:y1="10.74cm" svg:x2="16.74cm" svg:y2="9.44cm">
          <text:p/>
        </draw:line>
        <draw:line draw:style-name="gr6" draw:text-style-name="P7" draw:layer="layout" svg:x1="13.44cm" svg:y1="12.74cm" svg:x2="14.74cm" svg:y2="11.44cm">
          <text:p/>
        </draw:line>
        <draw:line draw:style-name="gr6" draw:text-style-name="P7" draw:layer="layout" svg:x1="9.79cm" svg:y1="13.09cm" svg:x2="16.39cm" svg:y2="17.09cm">
          <text:p/>
        </draw:line>
        <draw:line draw:style-name="gr6" draw:text-style-name="P7" draw:layer="layout" svg:x1="9.44cm" svg:y1="12.74cm" svg:x2="14.39cm" svg:y2="11.09cm">
          <text:p/>
        </draw:line>
        <draw:line draw:style-name="gr6" draw:text-style-name="P7" draw:layer="layout" svg:x1="9.09cm" svg:y1="8.39cm" svg:x2="9.09cm" svg:y2="5.79cm">
          <text:p/>
        </draw:line>
        <draw:line draw:style-name="gr6" draw:text-style-name="P7" draw:layer="layout" svg:x1="9.09cm" svg:y1="9.79cm" svg:x2="9.09cm" svg:y2="12.49cm">
          <text:p/>
        </draw:line>
        <draw:line draw:style-name="gr6" draw:text-style-name="P7" draw:layer="layout" svg:x1="9.44cm" svg:y1="5.44cm" svg:x2="10.74cm" svg:y2="6.74cm">
          <text:p/>
        </draw:line>
        <draw:line draw:style-name="gr6" draw:text-style-name="P7" draw:layer="layout" svg:x1="7.44cm" svg:y1="6.74cm" svg:x2="8.74cm" svg:y2="5.44cm">
          <text:p/>
        </draw:line>
        <draw:line draw:style-name="gr6" draw:text-style-name="P7" draw:layer="layout" svg:x1="4.74cm" svg:y1="5.44cm" svg:x2="3.44cm" svg:y2="6.74cm">
          <text:p/>
        </draw:line>
        <draw:line draw:style-name="gr6" draw:text-style-name="P7" draw:layer="layout" svg:x1="3.44cm" svg:y1="11.44cm" svg:x2="4.74cm" svg:y2="12.74cm">
          <text:p/>
        </draw:line>
        <draw:line draw:style-name="gr6" draw:text-style-name="P7" draw:layer="layout" svg:x1="2.74cm" svg:y1="7.44cm" svg:x2="2.74cm" svg:y2="10.74cm">
          <text:p/>
        </draw:line>
        <draw:line draw:style-name="gr6" draw:text-style-name="P7" draw:layer="layout" svg:x1="3.44cm" svg:y1="7.44cm" svg:x2="8.39cm" svg:y2="13.09cm">
          <text:p/>
        </draw:line>
        <draw:line draw:style-name="gr6" draw:text-style-name="P7" draw:layer="layout" svg:x1="8.74cm" svg:y1="12.74cm" svg:x2="3.79cm" svg:y2="7.09cm">
          <text:p/>
        </draw:line>
        <draw:line draw:style-name="gr6" draw:text-style-name="P7" draw:layer="layout" svg:x1="6.74cm" svg:y1="7.44cm" svg:x2="3.44cm" svg:y2="10.74cm">
          <text:p/>
        </draw:line>
        <draw:custom-shape draw:style-name="gr7" draw:text-style-name="P8" draw:layer="layout" svg:width="1cm" svg:height="0.8cm" svg:x="0.94cm" svg:y="10.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0.241cm" svg:y="9.29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7cm" svg:y="15.8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2.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2.24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6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10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8.59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1.77cm" svg:y="9.8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24cm" svg:y="11.2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7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72cm" svg:y="9.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2cm" svg:y="10.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64cm" svg:y="9.3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59cm" svg:y="14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6.94cm" svg:y="3.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0.39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0.39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2.39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2.39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4.39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10.39cm" svg:y="14.39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4.39cm" svg:y="4.39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10cm" svg:height="18cm" svg:x="41.15cm" svg:y="0.09cm">
          <text:p text:style-name="P1"><text:span text:style-name="T1">Properties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9cm" svg:height="0.6cm" svg:x="47.75cm" svg:y="14.1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1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7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3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99cm">
          <text:p text:style-name="P1"><text:span text:style-name="T3">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7.59cm">
          <text:p text:style-name="P1"><text:span text:style-name="T3">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1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7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3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9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0.5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1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79cm">
          <text:p text:style-name="P1"><text:span text:style-name="T3">fm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39cm">
          <text:p text:style-name="P1"><text:span text:style-name="T3">f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99cm">
          <text:p text:style-name="P1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3.5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5.49cm" svg:x2="47.75cm" svg:y2="5.49cm">
          <text:p/>
        </draw:line>
        <draw:line draw:style-name="gr6" draw:text-style-name="P7" draw:layer="layout" svg:x1="46.75cm" svg:y1="6.09cm" svg:x2="47.75cm" svg:y2="6.09cm">
          <text:p/>
        </draw:line>
        <draw:line draw:style-name="gr6" draw:text-style-name="P7" draw:layer="layout" svg:x1="46.75cm" svg:y1="6.69cm" svg:x2="47.75cm" svg:y2="6.69cm">
          <text:p/>
        </draw:line>
        <draw:line draw:style-name="gr6" draw:text-style-name="P7" draw:layer="layout" svg:x1="46.75cm" svg:y1="7.29cm" svg:x2="47.75cm" svg:y2="7.29cm">
          <text:p/>
        </draw:line>
        <draw:line draw:style-name="gr6" draw:text-style-name="P7" draw:layer="layout" svg:x1="46.75cm" svg:y1="7.89cm" svg:x2="47.75cm" svg:y2="7.89cm">
          <text:p/>
        </draw:line>
        <draw:line draw:style-name="gr6" draw:text-style-name="P7" draw:layer="layout" svg:x1="46.75cm" svg:y1="8.49cm" svg:x2="47.75cm" svg:y2="8.49cm">
          <text:p/>
        </draw:line>
        <draw:line draw:style-name="gr6" draw:text-style-name="P7" draw:layer="layout" svg:x1="46.75cm" svg:y1="9.09cm" svg:x2="47.75cm" svg:y2="9.09cm">
          <text:p/>
        </draw:line>
        <draw:line draw:style-name="gr6" draw:text-style-name="P7" draw:layer="layout" svg:x1="46.75cm" svg:y1="9.69cm" svg:x2="47.75cm" svg:y2="9.69cm">
          <text:p/>
        </draw:line>
        <draw:line draw:style-name="gr6" draw:text-style-name="P7" draw:layer="layout" svg:x1="46.75cm" svg:y1="10.29cm" svg:x2="47.75cm" svg:y2="10.29cm">
          <text:p/>
        </draw:line>
        <draw:line draw:style-name="gr6" draw:text-style-name="P7" draw:layer="layout" svg:x1="46.75cm" svg:y1="10.89cm" svg:x2="47.75cm" svg:y2="10.89cm">
          <text:p/>
        </draw:line>
        <draw:line draw:style-name="gr6" draw:text-style-name="P7" draw:layer="layout" svg:x1="46.75cm" svg:y1="11.49cm" svg:x2="47.75cm" svg:y2="11.49cm">
          <text:p/>
        </draw:line>
        <draw:line draw:style-name="gr6" draw:text-style-name="P7" draw:layer="layout" svg:x1="46.75cm" svg:y1="12.09cm" svg:x2="47.75cm" svg:y2="12.09cm">
          <text:p/>
        </draw:line>
        <draw:line draw:style-name="gr6" draw:text-style-name="P7" draw:layer="layout" svg:x1="46.75cm" svg:y1="12.69cm" svg:x2="47.75cm" svg:y2="12.69cm">
          <text:p/>
        </draw:line>
        <draw:line draw:style-name="gr6" draw:text-style-name="P7" draw:layer="layout" svg:x1="46.75cm" svg:y1="13.29cm" svg:x2="47.75cm" svg:y2="13.29cm">
          <text:p/>
        </draw:line>
        <draw:line draw:style-name="gr6" draw:text-style-name="P7" draw:layer="layout" svg:x1="46.75cm" svg:y1="13.89cm" svg:x2="47.75cm" svg:y2="13.89cm">
          <text:p/>
        </draw:line>
        <draw:line draw:style-name="gr6" draw:text-style-name="P7" draw:layer="layout" svg:x1="46.75cm" svg:y1="14.49cm" svg:x2="47.75cm" svg:y2="14.49cm">
          <text:p/>
        </draw:line>
        <draw:custom-shape draw:style-name="gr11" draw:text-style-name="P10" draw:layer="layout" svg:width="2.9cm" svg:height="0.6cm" svg:x="41.65cm" svg:y="5.1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1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9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0.5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1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3.5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25cm" svg:y1="5.49cm" svg:x2="44.525cm" svg:y2="5.49cm">
          <text:p/>
        </draw:line>
        <draw:line draw:style-name="gr6" draw:text-style-name="P7" draw:layer="layout" svg:x1="45.525cm" svg:y1="6.69cm" svg:x2="44.525cm" svg:y2="6.69cm">
          <text:p/>
        </draw:line>
        <draw:line draw:style-name="gr6" draw:text-style-name="P7" draw:layer="layout" svg:x1="45.525cm" svg:y1="8.49cm" svg:x2="44.525cm" svg:y2="8.49cm">
          <text:p/>
        </draw:line>
        <draw:line draw:style-name="gr6" draw:text-style-name="P7" draw:layer="layout" svg:x1="45.525cm" svg:y1="9.09cm" svg:x2="44.525cm" svg:y2="9.09cm">
          <text:p/>
        </draw:line>
        <draw:line draw:style-name="gr6" draw:text-style-name="P7" draw:layer="layout" svg:x1="45.525cm" svg:y1="9.69cm" svg:x2="44.525cm" svg:y2="9.69cm">
          <text:p/>
        </draw:line>
        <draw:line draw:style-name="gr6" draw:text-style-name="P7" draw:layer="layout" svg:x1="45.525cm" svg:y1="10.29cm" svg:x2="44.525cm" svg:y2="10.29cm">
          <text:p/>
        </draw:line>
        <draw:line draw:style-name="gr6" draw:text-style-name="P7" draw:layer="layout" svg:x1="45.525cm" svg:y1="10.89cm" svg:x2="44.525cm" svg:y2="10.89cm">
          <text:p/>
        </draw:line>
        <draw:line draw:style-name="gr6" draw:text-style-name="P7" draw:layer="layout" svg:x1="45.525cm" svg:y1="11.49cm" svg:x2="44.525cm" svg:y2="11.49cm">
          <text:p/>
        </draw:line>
        <draw:line draw:style-name="gr6" draw:text-style-name="P7" draw:layer="layout" svg:x1="45.525cm" svg:y1="12.09cm" svg:x2="44.525cm" svg:y2="12.09cm">
          <text:p/>
        </draw:line>
        <draw:line draw:style-name="gr6" draw:text-style-name="P7" draw:layer="layout" svg:x1="45.525cm" svg:y1="12.69cm" svg:x2="44.525cm" svg:y2="12.69cm">
          <text:p/>
        </draw:line>
        <draw:line draw:style-name="gr6" draw:text-style-name="P7" draw:layer="layout" svg:x1="45.525cm" svg:y1="13.29cm" svg:x2="44.525cm" svg:y2="13.29cm">
          <text:p/>
        </draw:line>
        <draw:line draw:style-name="gr6" draw:text-style-name="P7" draw:layer="layout" svg:x1="45.525cm" svg:y1="13.89cm" svg:x2="44.525cm" svg:y2="13.89cm">
          <text:p/>
        </draw:line>
        <draw:custom-shape draw:style-name="gr12" draw:text-style-name="P3" draw:layer="layout" svg:width="1.2cm" svg:height="0.6cm" svg:x="45.55cm" svg:y="5.1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5.7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39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9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7.5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1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7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3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9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0.5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1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79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3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9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3.5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4.19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5.7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16.09cm" svg:x2="44.55cm" svg:y2="16.09cm">
          <text:p/>
        </draw:line>
        <draw:line draw:style-name="gr6" draw:text-style-name="P7" draw:layer="layout" svg:x1="45.55cm" svg:y1="16.69cm" svg:x2="44.55cm" svg:y2="16.69cm">
          <text:p/>
        </draw:line>
        <draw:line draw:style-name="gr6" draw:text-style-name="P7" draw:layer="layout" svg:x1="45.55cm" svg:y1="17.29cm" svg:x2="44.55cm" svg:y2="17.29cm">
          <text:p/>
        </draw:line>
        <draw:custom-shape draw:style-name="gr14" draw:text-style-name="P11" draw:layer="layout" svg:width="2.901cm" svg:height="0.6cm" svg:x="47.75cm" svg:y="15.79cm">
          <text:p text:style-name="P1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39cm">
          <text:p text:style-name="P1"><text:span text:style-name="T5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99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16.09cm" svg:x2="47.75cm" svg:y2="16.09cm">
          <text:p/>
        </draw:line>
        <draw:line draw:style-name="gr6" draw:text-style-name="P7" draw:layer="layout" svg:x1="46.75cm" svg:y1="16.69cm" svg:x2="47.75cm" svg:y2="16.69cm">
          <text:p/>
        </draw:line>
        <draw:line draw:style-name="gr6" draw:text-style-name="P7" draw:layer="layout" svg:x1="46.75cm" svg:y1="17.29cm" svg:x2="47.75cm" svg:y2="17.29cm">
          <text:p/>
        </draw:line>
        <draw:custom-shape draw:style-name="gr15" draw:text-style-name="P5" draw:layer="layout" svg:width="1.2cm" svg:height="0.6cm" svg:x="45.55cm" svg:y="15.79cm">
          <text:p text:style-name="P1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39cm">
          <text:p text:style-name="P1">2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99cm">
          <text:p text:style-name="P1">2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9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3.5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2.69cm" svg:x2="44.55cm" svg:y2="2.69cm">
          <text:p/>
        </draw:line>
        <draw:line draw:style-name="gr6" draw:text-style-name="P7" draw:layer="layout" svg:x1="45.55cm" svg:y1="3.29cm" svg:x2="44.55cm" svg:y2="3.29cm">
          <text:p/>
        </draw:line>
        <draw:line draw:style-name="gr6" draw:text-style-name="P7" draw:layer="layout" svg:x1="45.55cm" svg:y1="3.89cm" svg:x2="44.55cm" svg:y2="3.89cm">
          <text:p/>
        </draw:line>
        <draw:custom-shape draw:style-name="gr16" draw:text-style-name="P6" draw:layer="layout" svg:width="1.2cm" svg:height="0.6cm" svg:x="45.55cm" svg:y="2.3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2.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3.59cm">
          <text:p text:style-name="P1">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24cm" fo:page-height="18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23:13.197809318</meta:creation-date>
    <dc:date>2019-11-01T12:42:19.887006397</dc:date>
    <meta:editing-duration>PT23M59S</meta:editing-duration>
    <meta:editing-cycles>10</meta:editing-cycles>
    <meta:generator>LibreOffice/6.2.7.1$Linux_X86_64 LibreOffice_project/20$Build-1</meta:generator>
    <meta:document-statistic meta:object-count="228"/>
  </office:meta>
</office:document-meta>
</file>